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JUnit4ConcurrencyTests.runAllTestsConcurren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JUnit4ConcurrencyTests.countAnnotatedMethods(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JUnit4ConcurrencyTests.abortIfLongRunningTestGroupIsNo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